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boto1" svg:font-family="Roboto" style:font-pitch="variable"/>
    <style:font-face style:name="Roboto" svg:font-family="Roboto" style:font-adornments="Standard" style:font-pitch="variable"/>
    <style:font-face style:name="Roboto Light" svg:font-family="'Roboto Light'" style:font-adornments="Standard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Fira Sans Light" svg:font-family="'Fira Sans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699cm"/>
    </style:style>
    <style:style style:name="Tabelle1.B" style:family="table-column">
      <style:table-column-properties style:column-width="2.514cm"/>
    </style:style>
    <style:style style:name="Tabelle1.C" style:family="table-column">
      <style:table-column-properties style:column-width="4.392cm"/>
    </style:style>
    <style:style style:name="Tabelle1.D" style:family="table-column">
      <style:table-column-properties style:column-width="7.408cm"/>
    </style:style>
    <style:style style:name="Tabelle1.A1" style:family="table-cell">
      <style:table-cell-properties fo:padding="0.097cm" fo:border="none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officeooo:rsid="002db7d6" officeooo:paragraph-rsid="002db7d6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45f79f"/>
    </style:style>
    <style:style style:name="P3" style:family="paragraph" style:parent-style-name="Text_20_body">
      <style:paragraph-properties fo:text-align="justify" style:justify-single-word="false"/>
      <style:text-properties officeooo:rsid="002db7d6" officeooo:paragraph-rsid="002f7a3d"/>
    </style:style>
    <style:style style:name="P4" style:family="paragraph" style:parent-style-name="Text_20_body">
      <style:paragraph-properties fo:text-align="justify" style:justify-single-word="false"/>
      <style:text-properties officeooo:rsid="00305152" officeooo:paragraph-rsid="00305152"/>
    </style:style>
    <style:style style:name="P5" style:family="paragraph" style:parent-style-name="Text_20_body">
      <style:paragraph-properties fo:text-align="justify" style:justify-single-word="false"/>
      <style:text-properties officeooo:rsid="00326579" officeooo:paragraph-rsid="0032d5ee"/>
    </style:style>
    <style:style style:name="P6" style:family="paragraph" style:parent-style-name="Text_20_body">
      <style:paragraph-properties fo:text-align="justify" style:justify-single-word="false"/>
      <style:text-properties officeooo:paragraph-rsid="00381b3a"/>
    </style:style>
    <style:style style:name="P7" style:family="paragraph" style:parent-style-name="Text_20_body">
      <style:paragraph-properties fo:text-align="justify" style:justify-single-word="false"/>
      <style:text-properties officeooo:paragraph-rsid="0038300e"/>
    </style:style>
    <style:style style:name="P8" style:family="paragraph" style:parent-style-name="Text_20_body">
      <style:paragraph-properties fo:text-align="justify" style:justify-single-word="false"/>
      <style:text-properties officeooo:paragraph-rsid="00458b1e"/>
    </style:style>
    <style:style style:name="P9" style:family="paragraph" style:parent-style-name="Text_20_body">
      <style:text-properties fo:font-size="6pt" style:font-size-asian="5.25pt" style:font-size-complex="6pt"/>
    </style:style>
    <style:style style:name="P10" style:family="paragraph" style:parent-style-name="Text_20_body">
      <style:text-properties officeooo:rsid="003f6fa8" officeooo:paragraph-rsid="003f6fa8"/>
    </style:style>
    <style:style style:name="P11" style:family="paragraph" style:parent-style-name="Text_20_body">
      <style:text-properties officeooo:rsid="00407f60" officeooo:paragraph-rsid="00441c72"/>
    </style:style>
    <style:style style:name="P12" style:family="paragraph" style:parent-style-name="Text_20_body">
      <style:text-properties officeooo:rsid="0045f79f" officeooo:paragraph-rsid="0045f79f"/>
    </style:style>
    <style:style style:name="P13" style:family="paragraph" style:parent-style-name="Table_20_Contents">
      <style:text-properties officeooo:rsid="003a4a22" officeooo:paragraph-rsid="003a4a22"/>
    </style:style>
    <style:style style:name="P14" style:family="paragraph" style:parent-style-name="Table_20_Contents">
      <style:text-properties officeooo:rsid="003bb64b" officeooo:paragraph-rsid="003bb64b"/>
    </style:style>
    <style:style style:name="P15" style:family="paragraph" style:parent-style-name="Table_20_Contents">
      <style:text-properties officeooo:rsid="003d6648" officeooo:paragraph-rsid="003d6648"/>
    </style:style>
    <style:style style:name="P16" style:family="paragraph" style:parent-style-name="Table_20_Contents">
      <style:text-properties officeooo:rsid="003da93e" officeooo:paragraph-rsid="003da93e"/>
    </style:style>
    <style:style style:name="P17" style:family="paragraph" style:parent-style-name="Table_20_Contents">
      <style:text-properties style:font-name="Roboto1" officeooo:rsid="003a4a22" officeooo:paragraph-rsid="003a4a22"/>
    </style:style>
    <style:style style:name="P18" style:family="paragraph" style:parent-style-name="Table_20_Contents">
      <style:text-properties style:font-name="Roboto1" officeooo:rsid="003da93e" officeooo:paragraph-rsid="003da93e"/>
    </style:style>
    <style:style style:name="P19" style:family="paragraph" style:parent-style-name="Heading_20_2">
      <style:paragraph-properties fo:break-before="page"/>
      <style:text-properties officeooo:rsid="00463d8d" officeooo:paragraph-rsid="00463d8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f4183" style:font-style-asian="italic" style:font-style-complex="italic"/>
    </style:style>
    <style:style style:name="T3" style:family="text">
      <style:text-properties fo:font-style="italic" officeooo:rsid="00381b3a" style:font-style-asian="italic" style:font-style-complex="italic"/>
    </style:style>
    <style:style style:name="T4" style:family="text">
      <style:text-properties officeooo:rsid="002ea12e"/>
    </style:style>
    <style:style style:name="T5" style:family="text">
      <style:text-properties officeooo:rsid="002f4183"/>
    </style:style>
    <style:style style:name="T6" style:family="text">
      <style:text-properties officeooo:rsid="00316417"/>
    </style:style>
    <style:style style:name="T7" style:family="text">
      <style:text-properties officeooo:rsid="0032d5ee"/>
    </style:style>
    <style:style style:name="T8" style:family="text">
      <style:text-properties officeooo:rsid="0036822a"/>
    </style:style>
    <style:style style:name="T9" style:family="text">
      <style:text-properties officeooo:rsid="0038300e"/>
    </style:style>
    <style:style style:name="T10" style:family="text">
      <style:text-properties officeooo:rsid="003a4a90"/>
    </style:style>
    <style:style style:name="T11" style:family="text">
      <style:text-properties officeooo:rsid="003f6fa8"/>
    </style:style>
    <style:style style:name="T12" style:family="text">
      <style:text-properties officeooo:rsid="0040cf7e"/>
    </style:style>
    <style:style style:name="T13" style:family="text">
      <style:text-properties officeooo:rsid="0045f79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Zusammenhang zwischen dem bodennahen Ozon und dem Wetter</text:p>
      <text:p text:style-name="P1"/>
      <text:h text:style-name="Heading_20_2" text:outline-level="1">Quellen</text:h>
      <text:p text:style-name="Text_20_body"/>
      <text:p text:style-name="P3">Verein Deutscher Ingenieure (197<text:span text:style-name="T4">7</text:span>): <text:span text:style-name="T1">Ozon und Begleitsubstanzen im photochemischen Smog</text:span>. Düsseldor<text:span text:style-name="T7">f.</text:span></text:p>
      <text:p text:style-name="P3"><text:span text:style-name="T5">Lemmerich, Jost (1990): </text:span><text:span text:style-name="T2">Die Entdeckung des Ozons und die ersten 100 Jahre der Ozonforschung</text:span><text:span text:style-name="T5">. Berlin: SIGMA.</text:span></text:p>
      <text:p text:style-name="P4">Fabian, Peter (1989): <text:span text:style-name="T1">Atmosphäre und Umwelt</text:span>. <text:span text:style-name="T6">3. aktualisierte Auflage. </text:span>Berlin: Springer-<text:span text:style-name="T7">Verlag</text:span>.</text:p>
      <text:p text:style-name="P5">Länderausschuß für Immissionsschutz (1994): <text:span text:style-name="T1">Die erhöhten Ozonkonzentrationen der Sommer 1991 und 1992. Synoptische Darstellung der bodennahen Ozonkonzentration in der Bundesrepublik Deutschland</text:span>. <text:span text:style-name="T7">Berlin: <text:s/>Erich Schmidt Verlag.</text:span></text:p>
      <text:p text:style-name="P6"><text:span text:style-name="T8">Umweltbundesamt (2017): </text:span><text:span text:style-name="T3">Aktuelle Luftdaten.</text:span><text:span text:style-name="T8"> URL: https://www.umweltbundesamt.de/ daten/luftbelastung/aktuelle-luftdaten [Stand: 13.09.2017].</text:span></text:p>
      <text:p text:style-name="P8"><text:span text:style-name="T9">Deutscher Wetterdienst (2017): </text:span><text:span text:style-name="T1">Climate Data Centers FTP-Server.</text:span> <text:span text:style-name="T9">FTP: ftp-cdc.dwd.de/<text:line-break/>pub/CDC/observations_germany/climate/hourly/ [Stand: 13.09.2017].</text:span></text:p>
      <text:p text:style-name="P7"/>
      <text:h text:style-name="Heading_20_2" text:outline-level="1">Datensätze <text:span text:style-name="T11">Umweltbundesamt</text:span></text:h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7">Datensatz</text:p>
          </table:table-cell>
          <table:table-cell table:style-name="Tabelle1.A1" office:value-type="string">
            <text:p text:style-name="P17">Stationen</text:p>
          </table:table-cell>
          <table:table-cell table:style-name="Tabelle1.A1" office:value-type="string">
            <text:p text:style-name="P17">Messungen/<text:span text:style-name="T10">Woche</text:span></text:p>
          </table:table-cell>
          <table:table-cell table:style-name="Tabelle1.A1" office:value-type="string">
            <text:p text:style-name="P18">Genauigkeit</text:p>
          </table:table-cell>
        </table:table-row>
        <table:table-row>
          <table:table-cell table:style-name="Tabelle1.A1" office:value-type="string">
            <text:p text:style-name="P13">NO2</text:p>
          </table:table-cell>
          <table:table-cell table:style-name="Tabelle1.A1" office:value-type="string">
            <text:p text:style-name="P15">391</text:p>
          </table:table-cell>
          <table:table-cell table:style-name="Tabelle1.A1" office:value-type="string">
            <text:p text:style-name="Table_20_Contents">65.692</text:p>
          </table:table-cell>
          <table:table-cell table:style-name="Tabelle1.A1" office:value-type="string">
            <text:p text:style-name="P16">1-Stunden-Mittel</text:p>
          </table:table-cell>
        </table:table-row>
        <table:table-row>
          <table:table-cell table:style-name="Tabelle1.A1" office:value-type="string">
            <text:p text:style-name="P13">PM10</text:p>
          </table:table-cell>
          <table:table-cell table:style-name="Tabelle1.A1" office:value-type="string">
            <text:p text:style-name="P15">324</text:p>
          </table:table-cell>
          <table:table-cell table:style-name="Tabelle1.A1" office:value-type="string">
            <text:p text:style-name="Table_20_Contents">53.765</text:p>
          </table:table-cell>
          <table:table-cell table:style-name="Tabelle1.A1" office:value-type="string">
            <text:p text:style-name="P16">1-Stunden-Mittel</text:p>
          </table:table-cell>
        </table:table-row>
        <table:table-row>
          <table:table-cell table:style-name="Tabelle1.A1" office:value-type="string">
            <text:p text:style-name="P13">O3</text:p>
          </table:table-cell>
          <table:table-cell table:style-name="Tabelle1.A1" office:value-type="string">
            <text:p text:style-name="P15">255</text:p>
          </table:table-cell>
          <table:table-cell table:style-name="Tabelle1.A1" office:value-type="string">
            <text:p text:style-name="Table_20_Contents">42.182</text:p>
          </table:table-cell>
          <table:table-cell table:style-name="Tabelle1.A1" office:value-type="string">
            <text:p text:style-name="P16">1-Stunden-Mittel</text:p>
          </table:table-cell>
        </table:table-row>
        <table:table-row>
          <table:table-cell table:style-name="Tabelle1.A1" office:value-type="string">
            <text:p text:style-name="P13">SO2</text:p>
          </table:table-cell>
          <table:table-cell table:style-name="Tabelle1.A1" office:value-type="string">
            <text:p text:style-name="P16">122</text:p>
          </table:table-cell>
          <table:table-cell table:style-name="Tabelle1.A1" office:value-type="string">
            <text:p text:style-name="Table_20_Contents">23.301</text:p>
          </table:table-cell>
          <table:table-cell table:style-name="Tabelle1.A1" office:value-type="string">
            <text:p text:style-name="P16">1-Stunden-Mittel</text:p>
          </table:table-cell>
        </table:table-row>
        <table:table-row>
          <table:table-cell table:style-name="Tabelle1.A1" office:value-type="string">
            <text:p text:style-name="P13">CO</text:p>
          </table:table-cell>
          <table:table-cell table:style-name="Tabelle1.A1" office:value-type="string">
            <text:p text:style-name="P14">88</text:p>
          </table:table-cell>
          <table:table-cell table:style-name="Tabelle1.A1" office:value-type="string">
            <text:p text:style-name="Table_20_Contents">14.959</text:p>
          </table:table-cell>
          <table:table-cell table:style-name="Tabelle1.A1" office:value-type="string">
            <text:p text:style-name="P16">8-Stunden-Mittel</text:p>
          </table:table-cell>
        </table:table-row>
      </table:table>
      <text:p text:style-name="Text_20_body">Daten seit <text:span text:style-name="T13">01.01.2015 digitalisiert.</text:span></text:p>
      <text:p text:style-name="P2"/>
      <text:h text:style-name="Heading_20_2" text:outline-level="1">Datensätze Deutscher Wetterdienst</text:h>
      <text:p text:style-name="P10"/>
      <text:p text:style-name="P11">Bewölkung, <text:span text:style-name="T12">Bodentemperatur, </text:span>Luftdruck, Luftfeuchtigkeit, Lufttemperatur, Niederschlag, <text:span text:style-name="T12">Sonnenscheindauer, Sonnenstrahlung, Atmosphärische Gegenstrahlung, Windgeschwindigkeit, Windrichtung.</text:span></text:p>
      <text:p text:style-name="P12">Bis zu 624 Stationen verfügbar, Daten seit 1947 digitalisiert.</text:p>
      <text:h text:style-name="P19" text:outline-level="1">Beispiele</text:h>
      <text:p text:style-name="Text_20_body"/>
      <text:p text:style-name="Text_20_body"/>
      <text:p text:style-name="Text_20_body"><draw:frame draw:style-name="fr1" draw:name="Objekt1" text:anchor-type="paragraph" svg:width="18.613cm" svg:height="10.46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boto1" svg:font-family="Roboto" style:font-pitch="variable"/>
    <style:font-face style:name="Roboto" svg:font-family="Roboto" style:font-adornments="Standard" style:font-pitch="variable"/>
    <style:font-face style:name="Roboto Light" svg:font-family="'Roboto Light'" style:font-adornments="Standard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Fira Sans Light" svg:font-family="'Fira Sans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5%" fo:text-align="justify" style:justify-single-word="false" fo:orphans="2" fo:widows="2" fo:hyphenation-ladder-count="no-limit" style:page-number="auto" style:shadow="none"/>
      <style:text-properties style:font-name="Roboto Light" fo:font-family="'Roboto Light'" style:font-style-name="Standard" style:font-pitch="variable" fo:font-weight="250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198cm" fo:margin-bottom="0.198cm" loext:contextual-spacing="false" fo:text-align="start" style:justify-single-word="false" style:page-number="auto" fo:keep-with-next="always"/>
      <style:text-properties style:font-name="Roboto" fo:font-family="Roboto" style:font-style-name="Standard" style:font-pitch="variable" fo:font-size="14pt" fo:font-weight="normal" fo:background-color="transparen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099cm" fo:margin-bottom="0.099cm" loext:contextual-spacing="false" fo:line-height="105%" fo:text-indent="0.199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text:number-lines="false" text:line-number="0"/>
      <style:text-properties fo:font-size="12pt" fo:font-style="normal" fo:background-color="transparent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class="text" style:master-page-name="">
      <loext:graphic-properties draw:fill="none" draw:fill-color="#729fcf"/>
      <style:paragraph-properties fo:margin-left="0.199cm" fo:margin-right="0cm" fo:margin-top="0.199cm" fo:margin-bottom="0.199cm" loext:contextual-spacing="false" fo:line-height="105%" fo:text-align="start" style:justify-single-word="false" fo:orphans="2" fo:widows="2" fo:hyphenation-ladder-count="no-limit" fo:text-indent="0cm" style:auto-text-indent="false" style:page-number="auto" fo:background-color="transparent" style:shadow="none" fo:keep-with-next="always" text:number-lines="true" text:line-number="1">
        <style:tab-stops/>
      </style:paragraph-properties>
      <style:text-properties fo:color="#0081c7" fo:font-size="20pt" fo:font-weight="normal" fo:background-color="transparent" style:font-size-asian="130%" style:font-weight-asian="bold" style:font-size-complex="130%" style:font-weight-complex="normal" fo:hyphenate="tru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1" style:class="text">
      <loext:graphic-properties draw:fill="none" draw:fill-color="#729fcf"/>
      <style:paragraph-properties fo:margin-left="0.199cm" fo:margin-right="0cm" fo:margin-top="0cm" fo:margin-bottom="0cm" loext:contextual-spacing="false" fo:line-height="105%" fo:text-align="start" style:justify-single-word="false" fo:orphans="2" fo:widows="2" fo:hyphenation-ladder-count="no-limit" fo:text-indent="0cm" style:auto-text-indent="false" fo:background-color="transparent" style:shadow="none" fo:keep-with-next="always"/>
      <style:text-properties fo:color="#666666" fo:font-size="16pt" fo:font-weight="normal" fo:background-color="transparent" style:font-size-asian="115%" style:font-weight-asian="bold" style:font-size-complex="115%" style:font-weight-complex="normal"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.199cm" fo:margin-right="0cm" fo:margin-top="0.101cm" fo:margin-bottom="0.101cm" loext:contextual-spacing="false" fo:line-height="105%" fo:text-align="start" style:justify-single-word="false" fo:orphans="2" fo:widows="2" fo:hyphenation-ladder-count="no-limit" fo:text-indent="0cm" style:auto-text-indent="false" style:page-number="auto" fo:background-color="transparent" style:shadow="none" fo:keep-with-next="always"/>
      <style:text-properties fo:color="#666666" fo:font-size="14pt" fo:font-weight="normal" fo:background-color="transparent" style:font-size-asian="12.25pt" style:font-weight-asian="bold" style:font-size-complex="14pt" style:font-weight-complex="normal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81c7" fo:font-size="20pt" fo:font-weight="normal" fo:background-color="transparent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/>
      </style:paragraph-properties>
      <style:text-properties fo:color="#666666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/>
      </style:paragraph-properties>
      <style:text-properties fo:color="#666666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/>
      </style:paragraph-properties>
      <style:text-properties fo:color="#666666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fo:font-size="10pt" fo:background-color="transparent" style:font-size-asian="10.5pt"/>
    </style:style>
    <style:style style:name="Illustration" style:family="paragraph" style:parent-style-name="Caption" style:class="extra">
      <style:paragraph-properties fo:margin-left="0.101cm" fo:margin-right="0.101cm" fo:margin-top="0cm" fo:margin-bottom="0cm" loext:contextual-spacing="false" fo:text-indent="0cm" style:auto-text-indent="false" fo:padding="0cm" fo:border="none"/>
      <style:text-properties fo:color="#666666" fo:background-color="transparen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vertiert" style:family="text">
      <style:text-properties fo:color="#ffffff" style:font-name="Fira Sans" fo:font-family="'Fira Sans'" style:font-style-name="Standard" style:font-family-generic="swiss" style:font-pitch="variable" officeooo:rsid="001249da" fo:background-color="#000000" style:font-size-asian="10.5pt"/>
    </style:style>
    <style:style style:name="thin" style:family="text">
      <style:text-properties style:font-name="Fira Sans Light" fo:font-family="'Fira Sans Light'" style:font-family-generic="swiss" style:font-pitch="variable" style:font-size-asian="10.5pt"/>
    </style:style>
    <style:style style:name="Footnote_20_Symbol" style:display-name="Footnote Symbol" style:family="text">
      <style:text-properties fo:color="#666666" style:font-name="Fira Sans" fo:font-family="'Fira Sans'" style:font-style-name="Standard" style:font-family-generic="swiss" style:font-pitch="variable" fo:background-color="transparent" style:font-size-asian="10.5pt" loext:shadow="none"/>
    </style:style>
    <style:style style:name="Footnote_20_anchor" style:display-name="Footnote anchor" style:family="text">
      <style:text-properties fo:color="#666666" style:text-position="super 58%" style:font-name="Fira Sans" fo:font-family="'Fira Sans'" style:font-style-name="Standard" style:font-family-generic="swiss" style:font-pitch="variable" fo:background-color="transparen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5.001cm" fo:min-height="0.34cm" text:anchor-type="paragraph" svg:x="0cm" svg:y="0cm" fo:margin-left="0.201cm" fo:margin-right="0.201cm" fo:margin-top="0cm" fo:margin-bottom="0cm" style:wrap="dynamic" style:number-wrapped-paragraphs="no-limit" style:wrap-contour="false" style:vertical-pos="top" style:vertical-rel="paragraph-content" style:horizontal-pos="right" style:horizontal-rel="paragraph-content" draw:fill-image-width="0cm" draw:fill-image-height="0cm" fo:padding="0cm" fo:border-left="none" fo:border-right="none" fo:border-top="none" fo:border-bottom="0.06pt solid #666666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thin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thin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5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6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7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8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9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10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23:06:05.051000000</meta:creation-date>
    <meta:editing-duration>PT1H14M37S</meta:editing-duration>
    <meta:editing-cycles>33</meta:editing-cycles>
    <meta:generator>LibreOffice/5.0.6.3$Windows_x86 LibreOffice_project/490fc03b25318460cfc54456516ea2519c11d1aa</meta:generator>
    <dc:title>Fira Sans</dc:title>
    <dc:date>2017-09-14T00:26:05.179000000</dc:date>
    <meta:document-statistic meta:table-count="1" meta:image-count="0" meta:object-count="1" meta:page-count="2" meta:paragraph-count="39" meta:word-count="155" meta:character-count="1425" meta:non-whitespace-character-count="1311"/>
    <meta:template xlink:type="simple" xlink:actuate="onRequest" xlink:title="Fira Sans" xlink:href="../../AppData/Roaming/LibreOffice/4/user/template/Fira%20Sans.ott" meta:date="2017-09-13T23:06:02.656000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12cm" svg:height="10.468cm" xlink:href="." xlink:type="simple" chart:class="chart:line" chart:style-name="ch1">
        <chart:title svg:x="7.9cm" svg:y="0.345cm" chart:style-name="ch2">
          <text:p>Augsburg/LfU</text:p>
        </chart:title>
        <chart:legend chart:legend-position="end" svg:x="15.045cm" svg:y="4.188cm" style:legend-expansion="high" chart:style-name="ch3"/>
        <chart:plot-area chart:style-name="ch4" chart:data-source-has-labels="both" svg:x="0.372cm" svg:y="1.333cm" svg:width="14.301cm" svg:height="8.926cm">
          <chartooo:coordinate-region svg:x="2.721cm" svg:y="1.333cm" svg:width="11.952cm" svg:height="5.989cm"/>
          <chart:axis chart:dimension="x" chart:name="primary-x" chart:style-name="ch5" chartooo:axis-type="auto">
            <chartooo:date-scale/>
            <chart:categories table:cell-range-address="local-table.$A$2:.$A$1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69" chart:label-cell-address="local-table.$B$1" chart:class="chart:line">
            <chart:data-point chart:repeated="168"/>
          </chart:series>
          <chart:series chart:style-name="ch9" chart:values-cell-range-address="local-table.$C$2:.$C$169" chart:label-cell-address="local-table.$C$1" chart:class="chart:line">
            <chart:data-point chart:repeated="168"/>
          </chart:series>
          <chart:series chart:style-name="ch10" chart:values-cell-range-address="local-table.$D$2:.$D$169" chart:label-cell-address="local-table.$D$1" chart:class="chart:line">
            <chart:data-point chart:repeated="168"/>
          </chart:series>
          <chart:series chart:style-name="ch11" chart:values-cell-range-address="local-table.$E$2:.$E$169" chart:label-cell-address="local-table.$E$1" chart:class="chart:line">
            <chart:data-point chart:repeated="1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zon</text:p>
              </table:table-cell>
              <table:table-cell office:value-type="string">
                <text:p>stickoxide</text:p>
              </table:table-cell>
              <table:table-cell office:value-type="string">
                <text:p>schwefeldioxid</text:p>
              </table:table-cell>
              <table:table-cell office:value-type="string">
                <text:p>feinstaub</text:p>
              </table:table-cell>
            </table:table-row>
          </table:table-header-rows>
          <table:table-rows>
            <table:table-row>
              <table:table-cell office:value-type="string">
                <text:p>2017-09-03 01:00:00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9-03 02:00:0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9-03 03:00:0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-09-03 04:00:0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7-09-03 05:00:00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9-03 06:00:0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7-09-03 07:00:0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7-09-03 08:00:0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-09-03 09:00:00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3 10:00:00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7-09-03 11:00:00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7-09-03 12:00:00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9-03 13:00:00</text:p>
              </table:table-cell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3 14:00:00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7-09-03 15:00:00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3 16:00:00</text:p>
              </table:table-cell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3 17:00:00</text:p>
              </table:table-cell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3 18:00:00</text:p>
              </table:table-cell>
              <table:table-cell office:value-type="float" office:value="87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7-09-03 19:00:00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09-03 20:00:00</text:p>
              </table:table-cell>
              <table:table-cell office:value-type="float" office:value="74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09-03 21:00:00</text:p>
              </table:table-cell>
              <table:table-cell office:value-type="float" office:value="62">
                <text:p>6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3 22:00:00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7-09-03 23:00:00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-09-04 00:00:00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-09-04 01:00:00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4 02:00:00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9-04 03:00: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-09-04 04:00:0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7-09-04 05:00:0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7-09-04 06:00:0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7-09-04 07:00:0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-09-04 08:00:00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7-09-04 09:00:0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-09-04 10:00:00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-09-04 11:00:00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-09-04 12:00:00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9-04 13:00:00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7-09-04 14:00:00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4 15:00:00</text:p>
              </table:table-cell>
              <table:table-cell office:value-type="float" office:value="78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-09-04 16:00:00</text:p>
              </table:table-cell>
              <table:table-cell office:value-type="float" office:value="92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-09-04 17:00:00</text:p>
              </table:table-cell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4 18:00:00</text:p>
              </table:table-cell>
              <table:table-cell office:value-type="float" office:value="87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4 19:00:00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4 20:00:00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-09-04 21:00:00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7-09-04 22:00:00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7-09-04 23:00:00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5 00:00:0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-09-05 01:00:00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-09-05 02:00:00</text:p>
              </table:table-cell>
              <table:table-cell office:value-type="float" office:value="46">
                <text:p>4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-09-05 03:00:0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-09-05 04:00:00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7-09-05 05:00:00</text:p>
              </table:table-cell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-09-05 06:00:0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7-09-05 07:00:00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7-09-05 08:00:00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-09-05 09:00:0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5 10:00:00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9-05 11:00:00</text:p>
              </table:table-cell>
              <table:table-cell office:value-type="float" office:value="56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5 12:00:00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7-09-05 13:00:00</text:p>
              </table:table-cell>
              <table:table-cell office:value-type="float" office:value="67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7-09-05 14:00:00</text:p>
              </table:table-cell>
              <table:table-cell office:value-type="float" office:value="81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9-05 15:00:00</text:p>
              </table:table-cell>
              <table:table-cell office:value-type="float" office:value="84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9-05 16:00:00</text:p>
              </table:table-cell>
              <table:table-cell office:value-type="float" office:value="82">
                <text:p>8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-09-05 17:00:00</text:p>
              </table:table-cell>
              <table:table-cell office:value-type="float" office:value="84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7-09-05 18:00:00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7-09-05 19:00:00</text:p>
              </table:table-cell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5 20:00:00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5 21:00:00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-09-05 22:00:00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7-09-05 23:00:0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7-09-06 00:00:00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-09-06 01:00:00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7-09-06 02:00:00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-09-06 03:00:00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-09-06 04:00:00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6 05:00:00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6 06:00:00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-09-06 07:00:00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-09-06 08:00:00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6 09:00:0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-09-06 10:00:00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7-09-06 11:00:00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6 12:00:00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09-06 13:00:00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7-09-06 14:00:00</text:p>
              </table:table-cell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7-09-06 15:00:00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7-09-06 16:00:00</text:p>
              </table:table-cell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6 17:00:00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7-09-06 18:00:00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-09-06 19:00:00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-09-06 20:00:00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-09-06 21:00:00</text:p>
              </table:table-cell>
              <table:table-cell office:value-type="float" office:value="69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7-09-06 22:00:00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-09-06 23:00:00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-09-07 00:00:00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7-09-07 01:00:00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7 02:00:00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7-09-07 03:00:00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7-09-07 04:00:00</text:p>
              </table:table-cell>
              <table:table-cell office:value-type="float" office:value="59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7 05:00:00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-09-07 06:00:00</text:p>
              </table:table-cell>
              <table:table-cell office:value-type="float" office:value="62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7-09-07 07:00:00</text:p>
              </table:table-cell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7-09-07 08:00:00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7-09-07 09:00:0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7-09-07 10:00:00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7 11:00:00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9-07 12:00:00</text:p>
              </table:table-cell>
              <table:table-cell office:value-type="float" office:value="65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7-09-07 13:00:00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7-09-07 14:00:00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7-09-07 15:00:00</text:p>
              </table:table-cell>
              <table:table-cell office:value-type="float" office:value="76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7-09-07 16:00:00</text:p>
              </table:table-cell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-09-07 17:00:00</text:p>
              </table:table-cell>
              <table:table-cell office:value-type="float" office:value="82">
                <text:p>8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-09-07 18:00:00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7-09-07 19:00:00</text:p>
              </table:table-cell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7 20:00:00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7-09-07 21:00:00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7-09-07 22:00:00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7-09-07 23:00:00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7-09-08 00:00:00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9-08 01:00:00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7-09-08 02:00:00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8 03:00:00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8 04:00:00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7-09-08 05:00:00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7-09-08 06:00:00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7-09-08 07:00:0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7-09-08 08:00:00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8 09:00:00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-09-08 10:00:00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7-09-08 11:00:00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7-09-08 12:00:00</text:p>
              </table:table-cell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7-09-08 13:00:00</text:p>
              </table:table-cell>
              <table:table-cell office:value-type="float" office:value="74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7-09-08 14:00:00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-09-08 15:00:00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8 16:00:00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7-09-08 17:00:00</text:p>
              </table:table-cell>
              <table:table-cell office:value-type="float" office:value="87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7-09-08 18:00:00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7-09-08 19:00:00</text:p>
              </table:table-cell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7-09-08 20:00:00</text:p>
              </table:table-cell>
              <table:table-cell office:value-type="float" office:value="64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7-09-08 21:00:00</text:p>
              </table:table-cell>
              <table:table-cell office:value-type="float" office:value="44">
                <text:p>44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7-09-08 22:00:00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7-09-08 23:00:00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7-09-09 00:00:00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7-09-09 01:00:0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7-09-09 02:00:0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7-09-09 03:00:00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7-09-09 04:00:0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7-09-09 05:00:00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7-09-09 06:00:00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9-09 07:00:00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7-09-09 08:00:0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7-09-09 09:00:0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9-09 10:00:0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-09-09 11:00:00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7-09-09 12:00:00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7-09-09 13:00:0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7-09-09 14:00:00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9 15:00:00</text:p>
              </table:table-cell>
              <table:table-cell office:value-type="float" office:value="64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-09-09 16:00:00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9-09 17:00:00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7-09-09 18:00:00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-09-09 19:00:00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7-09-09 20:00:00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7-09-09 21:00:00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-09-09 22:00:00</text:p>
              </table:table-cell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7-09-09 23:00:00</text:p>
              </table:table-cell>
              <table:table-cell office:value-type="float" office:value="52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7-09-10 00:00:00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